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01a6e0" draw:textarea-vertical-align="middle" draw:auto-grow-height="false" fo:min-height="0.761cm" fo:min-width="0.513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192cm" draw:marker-start-center="false" draw:marker-end="" draw:marker-end-width="0.192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solid" svg:stroke-width="0.019cm" svg:stroke-color="#000000" draw:marker-start="" draw:marker-start-width="0.192cm" draw:marker-start-center="false" draw:marker-end="" draw:marker-end-width="0.192cm" draw:marker-end-center="false" draw:fill="solid" draw:fill-color="#ed7618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solid" svg:stroke-width="0.019cm" svg:stroke-color="#000000" draw:marker-start="" draw:marker-start-width="0.192cm" draw:marker-start-center="false" draw:marker-end="" draw:marker-end-width="0.192cm" draw:marker-end-center="false" draw:fill="solid" draw:fill-color="#75ab24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solid" svg:stroke-width="0.019cm" svg:stroke-color="#000000" draw:marker-start="" draw:marker-start-width="0.192cm" draw:marker-start-center="false" draw:marker-end="" draw:marker-end-width="0.192cm" draw:marker-end-center="false" draw:fill="solid" draw:fill-color="#01a6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01a6e0" draw:textarea-vertical-align="middle" draw:auto-grow-height="false" fo:min-height="0.763cm" fo:min-width="0.515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="" draw:marker-start-width="0.192cm" draw:marker-start-center="false" draw:marker-end="" draw:marker-end-width="0.192cm" draw:marker-end-center="false" draw:fill="none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solid" svg:stroke-width="0.019cm" svg:stroke-color="#000000" draw:marker-start="" draw:marker-start-width="0.192cm" draw:marker-start-center="false" draw:marker-end="" draw:marker-end-width="0.192cm" draw:marker-end-center="false" draw:fill="none" draw:fill-color="#ed7618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solid" svg:stroke-width="0.019cm" svg:stroke-color="#000000" draw:marker-start="" draw:marker-start-width="0.192cm" draw:marker-start-center="false" draw:marker-end="" draw:marker-end-width="0.192cm" draw:marker-end-center="false" draw:fill="none" draw:fill-color="#75ab24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solid" svg:stroke-width="0.019cm" svg:stroke-color="#000000" draw:marker-start="" draw:marker-start-width="0.192cm" draw:marker-start-center="false" draw:marker-end="" draw:marker-end-width="0.192cm" draw:marker-end-center="false" draw:fill="none" draw:fill-color="#01a6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01a6e0" draw:textarea-vertical-align="middle" draw:auto-grow-height="false" fo:min-height="0.76cm" fo:min-width="0.515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01a6e0" draw:textarea-vertical-align="middle" draw:auto-grow-height="false" fo:min-height="0.756cm" fo:min-width="0.513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01a6e0" draw:textarea-vertical-align="middle" draw:auto-grow-height="false" fo:min-height="0.761cm" fo:min-width="0.513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01a6e0" draw:textarea-vertical-align="middle" draw:auto-grow-height="false" fo:min-height="0.765cm" fo:min-width="0.511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vertical-align="middle" draw:auto-grow-height="false" fo:min-height="0.658cm" fo:min-width="0.412cm" fo:padding-top="0.136cm" fo:padding-bottom="0.136cm" fo:padding-left="0.259cm" fo:padding-right="0.259cm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vertical-align="middle" draw:auto-grow-height="false" fo:min-height="1.586cm" fo:min-width="1.343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ed7618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75ab24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01a6e0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loext:graphic-properties draw:fill="none" draw:fill-color="#ed7618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loext:graphic-properties draw:fill="none" draw:fill-color="#75ab24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" style:family="paragraph">
      <loext:graphic-properties draw:fill="none" draw:fill-color="#01a6e0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1.013cm" svg:height="1.011cm" draw:transform="rotate (-1.95808488781244) translate (12.108cm 13.733cm)">
                <text:p/>
                <draw:enhanced-geometry draw:mirror-vertical="false" draw:mirror-horizontal="false" draw:glue-point-type="segments" draw:type="mso-spt100" draw:modifiers="-90 90.2017922374422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line draw:style-name="gr2" draw:text-style-name="P2" draw:layer="layout" svg:x1="10.983cm" svg:y1="13.818cm" svg:x2="10.983cm" svg:y2="15.136cm">
                <text:p/>
              </draw:line>
              <draw:line draw:style-name="gr2" draw:text-style-name="P2" draw:layer="layout" svg:x1="11.76cm" svg:y1="13.262cm" svg:x2="10.983cm" svg:y2="15.136cm">
                <text:p/>
              </draw:line>
              <draw:line draw:style-name="gr2" draw:text-style-name="P2" draw:layer="layout" svg:x1="10.983cm" svg:y1="13.818cm" svg:x2="11.916cm" svg:y2="14.204cm">
                <text:p/>
              </draw:line>
              <draw:ellipse draw:style-name="gr2" draw:text-style-name="P2" draw:layer="layout" svg:width="1.013cm" svg:height="1.011cm" svg:x="10.942cm" svg:y="13.506cm" draw:kind="arc" draw:start-angle="-22.48" draw:end-angle="157.5">
                <text:p/>
              </draw:ellipse>
              <draw:line draw:style-name="gr2" draw:text-style-name="P2" draw:layer="layout" svg:x1="10.983cm" svg:y1="14.478cm" svg:x2="11.45cm" svg:y2="14.012cm">
                <text:p/>
              </draw:line>
              <draw:line draw:style-name="gr2" draw:text-style-name="P2" draw:layer="layout" svg:x1="10.983cm" svg:y1="14.476cm" svg:x2="11.45cm" svg:y2="14.669cm">
                <text:p/>
              </draw:line>
              <draw:line draw:style-name="gr2" draw:text-style-name="P2" draw:layer="layout" svg:x1="11.45cm" svg:y1="14.011cm" svg:x2="11.45cm" svg:y2="14.67cm">
                <text:p/>
              </draw:line>
              <draw:polygon draw:style-name="gr3" draw:text-style-name="P3" draw:layer="layout" svg:width="0.233cm" svg:height="0.658cm" svg:x="10.983cm" svg:y="14.476cm" svg:viewBox="0 0 234 659" draw:points="0,0 234,96 0,659">
                <text:p/>
              </draw:polygon>
              <draw:polygon draw:style-name="gr4" draw:text-style-name="P4" draw:layer="layout" svg:width="0.466cm" svg:height="0.562cm" svg:x="10.983cm" svg:y="14.573cm" svg:viewBox="0 0 467 563" draw:points="467,96 234,0 0,563">
                <text:p/>
              </draw:polygon>
              <draw:polygon draw:style-name="gr5" draw:text-style-name="P5" draw:layer="layout" svg:width="0.466cm" svg:height="0.658cm" svg:x="10.983cm" svg:y="14.011cm" svg:viewBox="0 0 467 659" draw:points="0,466 467,659 467,0">
                <text:p/>
              </draw:polygon>
              <draw:polygon draw:style-name="gr3" draw:text-style-name="P3" draw:layer="layout" svg:width="0.466cm" svg:height="0.658cm" svg:x="10.983cm" svg:y="13.818cm" svg:viewBox="0 0 467 659" draw:points="0,0 0,659 467,193">
                <text:p/>
              </draw:polygon>
              <draw:polygon draw:style-name="gr4" draw:text-style-name="P4" draw:layer="layout" svg:width="0.466cm" svg:height="0.658cm" svg:x="11.45cm" svg:y="14.011cm" svg:viewBox="0 0 467 659" draw:points="0,0 0,659 467,193">
                <text:p/>
              </draw:polygon>
            </draw:g>
            <draw:g>
              <draw:custom-shape draw:style-name="gr6" draw:text-style-name="P6" draw:layer="layout" svg:width="1.015cm" svg:height="1.013cm" draw:transform="rotate (-0.387288561017542) translate (11.655cm 14.01cm)">
                <text:p/>
                <draw:enhanced-geometry draw:mirror-vertical="false" draw:mirror-horizontal="true" draw:glue-point-type="segments" draw:type="mso-spt100" draw:modifiers="-90 90.2017922374422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line draw:style-name="gr7" draw:text-style-name="P7" draw:layer="layout" svg:x1="12.302cm" svg:y1="15.137cm" svg:x2="10.984cm" svg:y2="15.137cm">
                <text:p/>
              </draw:line>
              <draw:line draw:style-name="gr7" draw:text-style-name="P7" draw:layer="layout" svg:x1="12.858cm" svg:y1="14.359cm" svg:x2="10.984cm" svg:y2="15.136cm">
                <text:p/>
              </draw:line>
              <draw:line draw:style-name="gr7" draw:text-style-name="P7" draw:layer="layout" svg:x1="12.302cm" svg:y1="15.136cm" svg:x2="11.916cm" svg:y2="14.203cm">
                <text:p/>
              </draw:line>
              <draw:ellipse draw:style-name="gr7" draw:text-style-name="P7" draw:layer="layout" svg:width="1.013cm" svg:height="1.011cm" draw:transform="rotate (-1.5707963267949) translate (12.613cm 14.165cm)" draw:kind="arc" draw:start-angle="22.44" draw:end-angle="202.5">
                <text:p/>
              </draw:ellipse>
              <draw:line draw:style-name="gr7" draw:text-style-name="P7" draw:layer="layout" svg:x1="11.642cm" svg:y1="15.136cm" svg:x2="12.108cm" svg:y2="14.669cm">
                <text:p/>
              </draw:line>
              <draw:line draw:style-name="gr7" draw:text-style-name="P7" draw:layer="layout" svg:x1="11.643cm" svg:y1="15.136cm" svg:x2="11.45cm" svg:y2="14.669cm">
                <text:p/>
              </draw:line>
              <draw:line draw:style-name="gr7" draw:text-style-name="P7" draw:layer="layout" svg:x1="12.109cm" svg:y1="14.669cm" svg:x2="11.45cm" svg:y2="14.669cm">
                <text:p/>
              </draw:line>
              <draw:polygon draw:style-name="gr8" draw:text-style-name="P8" draw:layer="layout" svg:width="0.233cm" svg:height="0.658cm" draw:transform="rotate (-1.5707963267949) translate (11.6426065384927cm 14.9018204137851cm)" svg:viewBox="0 0 234 659" draw:points="234,0 0,97 234,659">
                <text:p/>
              </draw:polygon>
              <draw:polygon draw:style-name="gr9" draw:text-style-name="P9" draw:layer="layout" svg:width="0.466cm" svg:height="0.561cm" draw:transform="rotate (-1.5707963267949) translate (11.5461746565499cm 14.6704185918993cm)" svg:viewBox="0 0 467 562" draw:points="0,96 234,0 467,562">
                <text:p/>
              </draw:polygon>
              <draw:polygon draw:style-name="gr10" draw:text-style-name="P10" draw:layer="layout" svg:width="0.466cm" svg:height="0.658cm" draw:transform="rotate (-1.5707963267949) translate (12.1085109157187cm 14.6704185918924cm)" svg:viewBox="0 0 467 659" draw:points="467,466 0,659 0,0">
                <text:p/>
              </draw:polygon>
              <draw:polygon draw:style-name="gr8" draw:text-style-name="P8" draw:layer="layout" svg:width="0.466cm" svg:height="0.658cm" draw:transform="rotate (-1.5707963267949) translate (12.3015943421987cm 14.6704185918985cm)" svg:viewBox="0 0 467 659" draw:points="467,0 467,659 0,193">
                <text:p/>
              </draw:polygon>
              <draw:polygon draw:style-name="gr9" draw:text-style-name="P9" draw:layer="layout" svg:width="0.466cm" svg:height="0.658cm" draw:transform="rotate (-1.5707963267949) translate (12.1085109157118cm 14.2068349309979cm)" svg:viewBox="0 0 467 659" draw:points="467,0 467,659 0,193">
                <text:p/>
              </draw:polygon>
            </draw:g>
            <draw:g>
              <draw:polygon draw:style-name="gr5" draw:text-style-name="P5" draw:layer="layout" svg:width="0.466cm" svg:height="0.658cm" svg:x="10.983cm" svg:y="14.012cm" svg:viewBox="0 0 467 659" draw:points="0,466 467,659 467,0">
                <text:p/>
              </draw:polygon>
              <draw:custom-shape draw:style-name="gr11" draw:text-style-name="P1" draw:layer="layout" svg:width="1.015cm" svg:height="1.01cm" draw:transform="rotate (-1.95808488781244) translate (12.11cm 13.733cm)">
                <text:p/>
                <draw:enhanced-geometry draw:mirror-vertical="false" draw:mirror-horizontal="false" draw:glue-point-type="segments" draw:type="mso-spt100" draw:modifiers="-90 90.2017922374422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line draw:style-name="gr2" draw:text-style-name="P2" draw:layer="layout" svg:x1="10.983cm" svg:y1="13.818cm" svg:x2="10.983cm" svg:y2="15.136cm">
                <text:p/>
              </draw:line>
              <draw:line draw:style-name="gr2" draw:text-style-name="P2" draw:layer="layout" svg:x1="11.761cm" svg:y1="13.263cm" svg:x2="10.984cm" svg:y2="15.137cm">
                <text:p/>
              </draw:line>
              <draw:line draw:style-name="gr2" draw:text-style-name="P2" draw:layer="layout" svg:x1="10.983cm" svg:y1="13.818cm" svg:x2="11.916cm" svg:y2="14.204cm">
                <text:p/>
              </draw:line>
              <draw:ellipse draw:style-name="gr2" draw:text-style-name="P2" draw:layer="layout" svg:width="1.013cm" svg:height="1.011cm" svg:x="10.942cm" svg:y="13.506cm" draw:kind="arc" draw:start-angle="-22.48" draw:end-angle="157.5">
                <text:p/>
              </draw:ellipse>
              <draw:line draw:style-name="gr2" draw:text-style-name="P2" draw:layer="layout" svg:x1="10.983cm" svg:y1="14.478cm" svg:x2="11.45cm" svg:y2="14.012cm">
                <text:p/>
              </draw:line>
              <draw:line draw:style-name="gr2" draw:text-style-name="P2" draw:layer="layout" svg:x1="10.983cm" svg:y1="14.476cm" svg:x2="11.45cm" svg:y2="14.669cm">
                <text:p/>
              </draw:line>
              <draw:line draw:style-name="gr2" draw:text-style-name="P2" draw:layer="layout" svg:x1="11.45cm" svg:y1="14.012cm" svg:x2="11.45cm" svg:y2="14.671cm">
                <text:p/>
              </draw:line>
              <draw:polygon draw:style-name="gr3" draw:text-style-name="P3" draw:layer="layout" svg:width="0.233cm" svg:height="0.658cm" svg:x="10.983cm" svg:y="14.476cm" svg:viewBox="0 0 234 659" draw:points="0,0 234,96 0,659">
                <text:p/>
              </draw:polygon>
              <draw:polygon draw:style-name="gr4" draw:text-style-name="P4" draw:layer="layout" svg:width="0.466cm" svg:height="0.562cm" svg:x="10.983cm" svg:y="14.573cm" svg:viewBox="0 0 467 563" draw:points="467,96 234,0 0,563">
                <text:p/>
              </draw:polygon>
              <draw:polygon draw:style-name="gr3" draw:text-style-name="P3" draw:layer="layout" svg:width="0.466cm" svg:height="0.658cm" svg:x="10.983cm" svg:y="13.818cm" svg:viewBox="0 0 467 659" draw:points="0,0 0,659 467,193">
                <text:p/>
              </draw:polygon>
              <draw:polygon draw:style-name="gr4" draw:text-style-name="P4" draw:layer="layout" svg:width="0.466cm" svg:height="0.658cm" svg:x="11.45cm" svg:y="14.012cm" svg:viewBox="0 0 467 659" draw:points="0,0 0,659 467,193">
                <text:p/>
              </draw:polygon>
            </draw:g>
            <draw:g>
              <draw:polygon draw:style-name="gr10" draw:text-style-name="P10" draw:layer="layout" svg:width="0.466cm" svg:height="0.658cm" draw:transform="rotate (-1.5707963267949) translate (12.1091707543282cm 14.6700784305016cm)" svg:viewBox="0 0 467 659" draw:points="467,466 0,659 0,0">
                <text:p/>
              </draw:polygon>
              <draw:custom-shape draw:style-name="gr12" draw:text-style-name="P6" draw:layer="layout" svg:width="1.013cm" svg:height="1.006cm" draw:transform="rotate (-0.387288561017542) translate (11.83cm 14.012cm)">
                <text:p/>
                <draw:enhanced-geometry draw:mirror-vertical="false" draw:mirror-horizontal="true" draw:glue-point-type="segments" draw:type="mso-spt100" draw:modifiers="-90 90.2017922374422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line draw:style-name="gr7" draw:text-style-name="P7" draw:layer="layout" svg:x1="12.303cm" svg:y1="15.137cm" svg:x2="10.985cm" svg:y2="15.137cm">
                <text:p/>
              </draw:line>
              <draw:line draw:style-name="gr7" draw:text-style-name="P7" draw:layer="layout" svg:x1="12.859cm" svg:y1="14.359cm" svg:x2="10.985cm" svg:y2="15.136cm">
                <text:p/>
              </draw:line>
              <draw:line draw:style-name="gr7" draw:text-style-name="P7" draw:layer="layout" svg:x1="12.302cm" svg:y1="15.137cm" svg:x2="11.916cm" svg:y2="14.204cm">
                <text:p/>
              </draw:line>
              <draw:ellipse draw:style-name="gr7" draw:text-style-name="P7" draw:layer="layout" svg:width="1.013cm" svg:height="1.008cm" draw:transform="rotate (-1.5707963267949) translate (12.613cm 14.165cm)" draw:kind="arc" draw:start-angle="22.44" draw:end-angle="202.5">
                <text:p/>
              </draw:ellipse>
              <draw:line draw:style-name="gr7" draw:text-style-name="P7" draw:layer="layout" svg:x1="11.643cm" svg:y1="15.137cm" svg:x2="12.109cm" svg:y2="14.67cm">
                <text:p/>
              </draw:line>
              <draw:line draw:style-name="gr7" draw:text-style-name="P7" draw:layer="layout" svg:x1="11.643cm" svg:y1="15.137cm" svg:x2="11.45cm" svg:y2="14.67cm">
                <text:p/>
              </draw:line>
              <draw:line draw:style-name="gr7" draw:text-style-name="P7" draw:layer="layout" svg:x1="12.109cm" svg:y1="14.67cm" svg:x2="11.45cm" svg:y2="14.67cm">
                <text:p/>
              </draw:line>
              <draw:polygon draw:style-name="gr8" draw:text-style-name="P8" draw:layer="layout" svg:width="0.233cm" svg:height="0.658cm" draw:transform="rotate (-1.5707963267949) translate (11.6432663771022cm 14.9084802523946cm)" svg:viewBox="0 0 234 659" draw:points="234,0 0,97 234,659">
                <text:p/>
              </draw:polygon>
              <draw:polygon draw:style-name="gr9" draw:text-style-name="P9" draw:layer="layout" svg:width="0.466cm" svg:height="0.562cm" draw:transform="rotate (-1.5707963267949) translate (11.5468344951594cm 14.6700784305088cm)" svg:viewBox="0 0 467 563" draw:points="0,97 234,0 467,563">
                <text:p/>
              </draw:polygon>
              <draw:polygon draw:style-name="gr8" draw:text-style-name="P8" draw:layer="layout" svg:width="0.466cm" svg:height="0.658cm" draw:transform="rotate (-1.5707963267949) translate (12.3022541808083cm 14.6700784305083cm)" svg:viewBox="0 0 467 659" draw:points="467,0 467,659 0,193">
                <text:p/>
              </draw:polygon>
              <draw:polygon draw:style-name="gr9" draw:text-style-name="P9" draw:layer="layout" svg:width="0.466cm" svg:height="0.658cm" draw:transform="rotate (-1.5707963267949) translate (12.1091707543214cm 14.2064947696073cm)" svg:viewBox="0 0 467 659" draw:points="467,0 467,659 0,193">
                <text:p/>
              </draw:polygon>
            </draw:g>
            <draw:g>
              <draw:polygon draw:style-name="gr10" draw:text-style-name="P10" draw:layer="layout" svg:width="0.466cm" svg:height="0.658cm" draw:transform="rotate (-3.14159265358979) translate (11.45cm 16.2621111111111cm)" svg:viewBox="0 0 467 659" draw:points="467,465 0,659 0,0">
                <text:p/>
              </draw:polygon>
              <draw:custom-shape draw:style-name="gr6" draw:text-style-name="P6" draw:layer="layout" svg:width="1.015cm" svg:height="1.013cm" draw:transform="rotate (-1.95808488781244) translate (12.11cm 15.813cm)">
                <text:p/>
                <draw:enhanced-geometry draw:mirror-vertical="true" draw:glue-point-type="segments" draw:type="mso-spt100" draw:modifiers="-90 90.2017922374422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line draw:style-name="gr7" draw:text-style-name="P7" draw:layer="layout" svg:x1="10.983cm" svg:y1="16.456cm" svg:x2="10.983cm" svg:y2="15.138cm">
                <text:p/>
              </draw:line>
              <draw:line draw:style-name="gr7" draw:text-style-name="P7" draw:layer="layout" svg:x1="11.761cm" svg:y1="17.012cm" svg:x2="10.984cm" svg:y2="15.138cm">
                <text:p/>
              </draw:line>
              <draw:line draw:style-name="gr7" draw:text-style-name="P7" draw:layer="layout" svg:x1="10.983cm" svg:y1="16.456cm" svg:x2="11.916cm" svg:y2="16.07cm">
                <text:p/>
              </draw:line>
              <draw:ellipse draw:style-name="gr7" draw:text-style-name="P7" draw:layer="layout" svg:width="1.013cm" svg:height="1.011cm" draw:transform="rotate (-3.14159265358979) translate (11.955cm 16.767cm)" draw:kind="arc" draw:start-angle="22.44" draw:end-angle="202.5">
                <text:p/>
              </draw:ellipse>
              <draw:line draw:style-name="gr7" draw:text-style-name="P7" draw:layer="layout" svg:x1="10.983cm" svg:y1="15.797cm" svg:x2="11.45cm" svg:y2="16.263cm">
                <text:p/>
              </draw:line>
              <draw:line draw:style-name="gr7" draw:text-style-name="P7" draw:layer="layout" svg:x1="10.983cm" svg:y1="15.796cm" svg:x2="11.45cm" svg:y2="15.603cm">
                <text:p/>
              </draw:line>
              <draw:line draw:style-name="gr7" draw:text-style-name="P7" draw:layer="layout" svg:x1="11.45cm" svg:y1="16.262cm" svg:x2="11.45cm" svg:y2="15.603cm">
                <text:p/>
              </draw:line>
              <draw:polygon draw:style-name="gr8" draw:text-style-name="P8" draw:layer="layout" svg:width="0.233cm" svg:height="0.658cm" draw:transform="rotate (-3.14159265358979) translate (11.217cm 15.7981111111111cm)" svg:viewBox="0 0 234 659" draw:points="234,0 0,97 234,659">
                <text:p/>
              </draw:polygon>
              <draw:polygon draw:style-name="gr9" draw:text-style-name="P9" draw:layer="layout" svg:width="0.466cm" svg:height="0.561cm" draw:transform="rotate (-3.14159265358979) translate (11.45cm 15.7021111111111cm)" svg:viewBox="0 0 467 562" draw:points="0,96 234,0 467,562">
                <text:p/>
              </draw:polygon>
              <draw:polygon draw:style-name="gr8" draw:text-style-name="P8" draw:layer="layout" svg:width="0.466cm" svg:height="0.658cm" draw:transform="rotate (-3.14159265358979) translate (11.45cm 16.4561111111111cm)" svg:viewBox="0 0 467 659" draw:points="467,0 467,659 0,194">
                <text:p/>
              </draw:polygon>
              <draw:polygon draw:style-name="gr9" draw:text-style-name="P9" draw:layer="layout" svg:width="0.466cm" svg:height="0.658cm" draw:transform="rotate (-3.14159265358979) translate (11.917cm 16.2621111111111cm)" svg:viewBox="0 0 467 659" draw:points="467,0 467,659 0,193">
                <text:p/>
              </draw:polygon>
            </draw:g>
            <draw:g>
              <draw:polygon draw:style-name="gr10" draw:text-style-name="P10" draw:layer="layout" svg:width="0.466cm" svg:height="0.658cm" draw:transform="rotate (-1.5707963267949) translate (12.1091707543214cm 15.1413905824493cm)" svg:viewBox="0 0 467 659" draw:points="0,466 467,659 467,0">
                <text:p/>
              </draw:polygon>
              <draw:custom-shape draw:style-name="gr12" draw:text-style-name="P6" draw:layer="layout" svg:width="1.013cm" svg:height="1.006cm" draw:transform="rotate (-0.387288561017542) translate (11.823cm 14.772cm)">
                <text:p/>
                <draw:enhanced-geometry draw:mirror-vertical="true" draw:mirror-horizontal="true" draw:glue-point-type="segments" draw:type="mso-spt100" draw:modifiers="-90 90.2017922374422" draw:enhanced-path="V 0 0 21600 21600 ?f5 ?f7 ?f1 ?f3 L 10800 10800 Z N">
                  <draw:equation draw:name="f0" draw:formula="10800*cos($0 *(pi/180))"/>
                  <draw:equation draw:name="f1" draw:formula="?f0 +10800"/>
                  <draw:equation draw:name="f2" draw:formula="10800*sin($0 *(pi/180))"/>
                  <draw:equation draw:name="f3" draw:formula="?f2 +10800"/>
                  <draw:equation draw:name="f4" draw:formula="10800*cos($1 *(pi/180))"/>
                  <draw:equation draw:name="f5" draw:formula="?f4 +10800"/>
                  <draw:equation draw:name="f6" draw:formula="10800*sin($1 *(pi/180))"/>
                  <draw:equation draw:name="f7" draw:formula="?f6 +10800"/>
                  <draw:handle draw:handle-position="10800 $0" draw:handle-polar="10800 10800" draw:handle-radius-range-minimum="10800" draw:handle-radius-range-maximum="10800"/>
                  <draw:handle draw:handle-position="10800 $1" draw:handle-polar="10800 10800" draw:handle-radius-range-minimum="10800" draw:handle-radius-range-maximum="10800"/>
                </draw:enhanced-geometry>
              </draw:custom-shape>
              <draw:line draw:style-name="gr7" draw:text-style-name="P7" draw:layer="layout" svg:x1="12.303cm" svg:y1="15.137cm" svg:x2="10.985cm" svg:y2="15.137cm">
                <text:p/>
              </draw:line>
              <draw:line draw:style-name="gr7" draw:text-style-name="P7" draw:layer="layout" svg:x1="12.859cm" svg:y1="15.915cm" svg:x2="10.985cm" svg:y2="15.138cm">
                <text:p/>
              </draw:line>
              <draw:line draw:style-name="gr7" draw:text-style-name="P7" draw:layer="layout" svg:x1="12.302cm" svg:y1="15.137cm" svg:x2="11.916cm" svg:y2="16.07cm">
                <text:p/>
              </draw:line>
              <draw:ellipse draw:style-name="gr7" draw:text-style-name="P7" draw:layer="layout" svg:width="1.013cm" svg:height="1.008cm" draw:transform="rotate (-1.5707963267949) translate (12.613cm 15.097cm)" draw:kind="arc" draw:start-angle="337.55" draw:end-angle="157.49">
                <text:p/>
              </draw:ellipse>
              <draw:line draw:style-name="gr7" draw:text-style-name="P7" draw:layer="layout" svg:x1="11.643cm" svg:y1="15.137cm" svg:x2="12.109cm" svg:y2="15.604cm">
                <text:p/>
              </draw:line>
              <draw:line draw:style-name="gr7" draw:text-style-name="P7" draw:layer="layout" svg:x1="11.643cm" svg:y1="15.137cm" svg:x2="11.45cm" svg:y2="15.604cm">
                <text:p/>
              </draw:line>
              <draw:line draw:style-name="gr7" draw:text-style-name="P7" draw:layer="layout" svg:x1="12.109cm" svg:y1="15.603cm" svg:x2="11.45cm" svg:y2="15.603cm">
                <text:p/>
              </draw:line>
              <draw:polygon draw:style-name="gr8" draw:text-style-name="P8" draw:layer="layout" svg:width="0.233cm" svg:height="0.658cm" draw:transform="rotate (-1.5707963267949) translate (11.6432663771057cm 15.1413905824461cm)" svg:viewBox="0 0 234 659" draw:points="0,0 234,97 0,659">
                <text:p/>
              </draw:polygon>
              <draw:polygon draw:style-name="gr9" draw:text-style-name="P9" draw:layer="layout" svg:width="0.466cm" svg:height="0.562cm" draw:transform="rotate (-1.5707963267949) translate (11.5468344951594cm 15.1413905824468cm)" svg:viewBox="0 0 467 563" draw:points="467,97 234,0 0,563">
                <text:p/>
              </draw:polygon>
              <draw:polygon draw:style-name="gr8" draw:text-style-name="P8" draw:layer="layout" svg:width="0.466cm" svg:height="0.658cm" draw:transform="rotate (-1.5707963267949) translate (12.3022541808151cm 15.1413905824461cm)" svg:viewBox="0 0 467 659" draw:points="0,0 0,659 467,193">
                <text:p/>
              </draw:polygon>
              <draw:polygon draw:style-name="gr9" draw:text-style-name="P9" draw:layer="layout" svg:width="0.466cm" svg:height="0.658cm" draw:transform="rotate (-1.5707963267949) translate (12.1091707543282cm 15.6031942262147cm)" svg:viewBox="0 0 467 659" draw:points="0,0 0,659 467,193">
                <text:p/>
              </draw:polygon>
            </draw:g>
            <draw:g>
              <draw:g>
                <draw:custom-shape draw:style-name="gr12" draw:text-style-name="P6" draw:layer="layout" svg:width="1.013cm" svg:height="1.006cm" draw:transform="rotate (-1.95808488781244) translate (11.004cm 13.733cm)">
                  <text:p/>
                  <draw:enhanced-geometry draw:mirror-vertical="false" draw:mirror-horizontal="true" draw:glue-point-type="segments" draw:type="mso-spt100" draw:modifiers="-90 90.2017922374422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line draw:style-name="gr7" draw:text-style-name="P7" draw:layer="layout" svg:x1="10.984cm" svg:y1="13.818cm" svg:x2="10.984cm" svg:y2="15.136cm">
                  <text:p/>
                </draw:line>
                <draw:line draw:style-name="gr7" draw:text-style-name="P7" draw:layer="layout" svg:x1="10.206cm" svg:y1="13.263cm" svg:x2="10.983cm" svg:y2="15.137cm">
                  <text:p/>
                </draw:line>
                <draw:line draw:style-name="gr7" draw:text-style-name="P7" draw:layer="layout" svg:x1="10.983cm" svg:y1="13.818cm" svg:x2="10.05cm" svg:y2="14.204cm">
                  <text:p/>
                </draw:line>
                <draw:ellipse draw:style-name="gr7" draw:text-style-name="P7" draw:layer="layout" svg:width="1.013cm" svg:height="1.011cm" svg:x="10.011cm" svg:y="13.506cm" draw:kind="arc" draw:start-angle="22.44" draw:end-angle="202.5">
                  <text:p/>
                </draw:ellipse>
                <draw:line draw:style-name="gr7" draw:text-style-name="P7" draw:layer="layout" svg:x1="10.984cm" svg:y1="14.478cm" svg:x2="10.517cm" svg:y2="14.012cm">
                  <text:p/>
                </draw:line>
                <draw:line draw:style-name="gr7" draw:text-style-name="P7" draw:layer="layout" svg:x1="10.984cm" svg:y1="14.476cm" svg:x2="10.517cm" svg:y2="14.669cm">
                  <text:p/>
                </draw:line>
                <draw:line draw:style-name="gr7" draw:text-style-name="P7" draw:layer="layout" svg:x1="10.517cm" svg:y1="14.012cm" svg:x2="10.517cm" svg:y2="14.671cm">
                  <text:p/>
                </draw:line>
                <draw:polygon draw:style-name="gr8" draw:text-style-name="P8" draw:layer="layout" svg:width="0.233cm" svg:height="0.658cm" svg:x="10.75cm" svg:y="14.476cm" svg:viewBox="0 0 234 659" draw:points="234,0 0,96 234,659">
                  <text:p/>
                </draw:polygon>
                <draw:polygon draw:style-name="gr9" draw:text-style-name="P9" draw:layer="layout" svg:width="0.466cm" svg:height="0.562cm" svg:x="10.517cm" svg:y="14.573cm" svg:viewBox="0 0 467 563" draw:points="0,96 234,0 467,563">
                  <text:p/>
                </draw:polygon>
                <draw:polygon draw:style-name="gr10" draw:text-style-name="P10" draw:layer="layout" svg:width="0.466cm" svg:height="0.658cm" svg:x="10.517cm" svg:y="14.012cm" svg:viewBox="0 0 467 659" draw:points="467,466 0,659 0,0">
                  <text:p/>
                </draw:polygon>
                <draw:polygon draw:style-name="gr8" draw:text-style-name="P8" draw:layer="layout" svg:width="0.466cm" svg:height="0.658cm" svg:x="10.517cm" svg:y="13.818cm" svg:viewBox="0 0 467 659" draw:points="467,0 467,659 0,193">
                  <text:p/>
                </draw:polygon>
                <draw:polygon draw:style-name="gr9" draw:text-style-name="P9" draw:layer="layout" svg:width="0.466cm" svg:height="0.658cm" svg:x="10.05cm" svg:y="14.012cm" svg:viewBox="0 0 467 659" draw:points="467,0 467,659 0,193">
                  <text:p/>
                </draw:polygon>
              </draw:g>
              <draw:g>
                <draw:custom-shape draw:style-name="gr13" draw:text-style-name="P6" draw:layer="layout" svg:width="1.013cm" svg:height="1.011cm" draw:transform="rotate (-0.387288561017542) translate (9.579cm 14.012cm)">
                  <text:p/>
                  <draw:enhanced-geometry draw:mirror-vertical="false" draw:mirror-horizontal="false" draw:glue-point-type="segments" draw:type="mso-spt100" draw:modifiers="-90 90.2017922374422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line draw:style-name="gr7" draw:text-style-name="P7" draw:layer="layout" svg:x1="9.665cm" svg:y1="15.137cm" svg:x2="10.983cm" svg:y2="15.137cm">
                  <text:p/>
                </draw:line>
                <draw:line draw:style-name="gr7" draw:text-style-name="P7" draw:layer="layout" svg:x1="9.109cm" svg:y1="14.359cm" svg:x2="10.983cm" svg:y2="15.136cm">
                  <text:p/>
                </draw:line>
                <draw:line draw:style-name="gr7" draw:text-style-name="P7" draw:layer="layout" svg:x1="9.665cm" svg:y1="15.137cm" svg:x2="10.051cm" svg:y2="14.204cm">
                  <text:p/>
                </draw:line>
                <draw:ellipse draw:style-name="gr7" draw:text-style-name="P7" draw:layer="layout" svg:width="1.013cm" svg:height="1.011cm" draw:transform="rotate (1.5707963267949) translate (9.353cm 15.178cm)" draw:kind="arc" draw:start-angle="337.55" draw:end-angle="157.49">
                  <text:p/>
                </draw:ellipse>
                <draw:line draw:style-name="gr7" draw:text-style-name="P7" draw:layer="layout" svg:x1="10.324cm" svg:y1="15.137cm" svg:x2="9.858cm" svg:y2="14.67cm">
                  <text:p/>
                </draw:line>
                <draw:line draw:style-name="gr7" draw:text-style-name="P7" draw:layer="layout" svg:x1="10.324cm" svg:y1="15.137cm" svg:x2="10.517cm" svg:y2="14.67cm">
                  <text:p/>
                </draw:line>
                <draw:line draw:style-name="gr7" draw:text-style-name="P7" draw:layer="layout" svg:x1="9.858cm" svg:y1="14.67cm" svg:x2="10.517cm" svg:y2="14.67cm">
                  <text:p/>
                </draw:line>
                <draw:polygon draw:style-name="gr8" draw:text-style-name="P8" draw:layer="layout" svg:width="0.233cm" svg:height="0.658cm" draw:transform="rotate (1.5707963267949) translate (10.3239161182388cm 15.1358820743143cm)" svg:viewBox="0 0 234 659" draw:points="0,0 234,97 0,659">
                  <text:p/>
                </draw:polygon>
                <draw:polygon draw:style-name="gr9" draw:text-style-name="P9" draw:layer="layout" svg:width="0.466cm" svg:height="0.561cm" draw:transform="rotate (1.5707963267949) translate (10.4203480001945cm 15.1378820743097cm)" svg:viewBox="0 0 467 562" draw:points="467,96 234,0 0,562">
                  <text:p/>
                </draw:polygon>
                <draw:polygon draw:style-name="gr10" draw:text-style-name="P10" draw:layer="layout" svg:width="0.466cm" svg:height="0.658cm" draw:transform="rotate (1.5707963267949) translate (9.85801174104175cm 15.1378820743038cm)" svg:viewBox="0 0 467 659" draw:points="0,466 467,659 467,0">
                  <text:p/>
                </draw:polygon>
                <draw:polygon draw:style-name="gr8" draw:text-style-name="P8" draw:layer="layout" svg:width="0.466cm" svg:height="0.658cm" draw:transform="rotate (1.5707963267949) translate (9.66492831452942cm 15.1378820743151cm)" svg:viewBox="0 0 467 659" draw:points="0,0 0,659 467,193">
                  <text:p/>
                </draw:polygon>
                <draw:polygon draw:style-name="gr9" draw:text-style-name="P9" draw:layer="layout" svg:width="0.466cm" svg:height="0.658cm" draw:transform="rotate (1.5707963267949) translate (9.85801174101628cm 14.6730784305455cm)" svg:viewBox="0 0 467 659" draw:points="0,0 0,659 467,193">
                  <text:p/>
                </draw:polygon>
              </draw:g>
              <draw:g>
                <draw:polygon draw:style-name="gr10" draw:text-style-name="P10" draw:layer="layout" svg:width="0.466cm" svg:height="0.658cm" svg:x="10.516cm" svg:y="14.012cm" svg:viewBox="0 0 467 659" draw:points="467,466 0,659 0,0">
                  <text:p/>
                </draw:polygon>
                <draw:custom-shape draw:style-name="gr6" draw:text-style-name="P6" draw:layer="layout" svg:width="1.015cm" svg:height="1.013cm" draw:transform="rotate (-1.95808488781244) translate (11cm 13.733cm)">
                  <text:p/>
                  <draw:enhanced-geometry draw:mirror-vertical="false" draw:mirror-horizontal="true" draw:glue-point-type="segments" draw:type="mso-spt100" draw:modifiers="-90 90.2017922374422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line draw:style-name="gr7" draw:text-style-name="P7" draw:layer="layout" svg:x1="10.983cm" svg:y1="13.818cm" svg:x2="10.983cm" svg:y2="15.136cm">
                  <text:p/>
                </draw:line>
                <draw:line draw:style-name="gr7" draw:text-style-name="P7" draw:layer="layout" svg:x1="10.205cm" svg:y1="13.263cm" svg:x2="10.982cm" svg:y2="15.137cm">
                  <text:p/>
                </draw:line>
                <draw:line draw:style-name="gr7" draw:text-style-name="P7" draw:layer="layout" svg:x1="10.983cm" svg:y1="13.818cm" svg:x2="10.05cm" svg:y2="14.204cm">
                  <text:p/>
                </draw:line>
                <draw:ellipse draw:style-name="gr7" draw:text-style-name="P7" draw:layer="layout" svg:width="1.013cm" svg:height="1.011cm" svg:x="10.011cm" svg:y="13.506cm" draw:kind="arc" draw:start-angle="22.44" draw:end-angle="202.5">
                  <text:p/>
                </draw:ellipse>
                <draw:line draw:style-name="gr7" draw:text-style-name="P7" draw:layer="layout" svg:x1="10.983cm" svg:y1="14.478cm" svg:x2="10.516cm" svg:y2="14.012cm">
                  <text:p/>
                </draw:line>
                <draw:line draw:style-name="gr7" draw:text-style-name="P7" draw:layer="layout" svg:x1="10.983cm" svg:y1="14.476cm" svg:x2="10.516cm" svg:y2="14.669cm">
                  <text:p/>
                </draw:line>
                <draw:line draw:style-name="gr7" draw:text-style-name="P7" draw:layer="layout" svg:x1="10.516cm" svg:y1="14.012cm" svg:x2="10.516cm" svg:y2="14.671cm">
                  <text:p/>
                </draw:line>
                <draw:polygon draw:style-name="gr8" draw:text-style-name="P8" draw:layer="layout" svg:width="0.233cm" svg:height="0.658cm" svg:x="10.75cm" svg:y="14.476cm" svg:viewBox="0 0 234 659" draw:points="234,0 0,96 234,659">
                  <text:p/>
                </draw:polygon>
                <draw:polygon draw:style-name="gr9" draw:text-style-name="P9" draw:layer="layout" svg:width="0.466cm" svg:height="0.562cm" svg:x="10.516cm" svg:y="14.573cm" svg:viewBox="0 0 467 563" draw:points="0,96 234,0 467,563">
                  <text:p/>
                </draw:polygon>
                <draw:polygon draw:style-name="gr8" draw:text-style-name="P8" draw:layer="layout" svg:width="0.466cm" svg:height="0.658cm" svg:x="10.516cm" svg:y="13.818cm" svg:viewBox="0 0 467 659" draw:points="467,0 467,659 0,193">
                  <text:p/>
                </draw:polygon>
                <draw:polygon draw:style-name="gr9" draw:text-style-name="P9" draw:layer="layout" svg:width="0.466cm" svg:height="0.658cm" svg:x="10.05cm" svg:y="14.012cm" svg:viewBox="0 0 467 659" draw:points="467,0 467,659 0,193">
                  <text:p/>
                </draw:polygon>
              </draw:g>
              <draw:g>
                <draw:polygon draw:style-name="gr10" draw:text-style-name="P10" draw:layer="layout" svg:width="0.466cm" svg:height="0.658cm" draw:transform="rotate (1.5707963267949) translate (9.85735190243219cm 15.1375419129134cm)" svg:viewBox="0 0 467 659" draw:points="0,465 467,659 467,0">
                  <text:p/>
                </draw:polygon>
                <draw:custom-shape draw:style-name="gr13" draw:text-style-name="P6" draw:layer="layout" svg:width="1.013cm" svg:height="1.011cm" draw:transform="rotate (-0.387288561017542) translate (9.579cm 14.014cm)">
                  <text:p/>
                  <draw:enhanced-geometry draw:mirror-vertical="false" draw:mirror-horizontal="false" draw:glue-point-type="segments" draw:type="mso-spt100" draw:modifiers="-90 90.2017922374422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line draw:style-name="gr7" draw:text-style-name="P7" draw:layer="layout" svg:x1="9.664cm" svg:y1="15.138cm" svg:x2="10.982cm" svg:y2="15.138cm">
                  <text:p/>
                </draw:line>
                <draw:line draw:style-name="gr7" draw:text-style-name="P7" draw:layer="layout" svg:x1="9.108cm" svg:y1="14.36cm" svg:x2="10.982cm" svg:y2="15.137cm">
                  <text:p/>
                </draw:line>
                <draw:line draw:style-name="gr7" draw:text-style-name="P7" draw:layer="layout" svg:x1="9.664cm" svg:y1="15.137cm" svg:x2="10.05cm" svg:y2="14.204cm">
                  <text:p/>
                </draw:line>
                <draw:ellipse draw:style-name="gr7" draw:text-style-name="P7" draw:layer="layout" svg:width="1.013cm" svg:height="1.011cm" draw:transform="rotate (1.5707963267949) translate (9.353cm 15.178cm)" draw:kind="arc" draw:start-angle="337.55" draw:end-angle="157.49">
                  <text:p/>
                </draw:ellipse>
                <draw:line draw:style-name="gr7" draw:text-style-name="P7" draw:layer="layout" svg:x1="10.324cm" svg:y1="15.137cm" svg:x2="9.858cm" svg:y2="14.67cm">
                  <text:p/>
                </draw:line>
                <draw:line draw:style-name="gr7" draw:text-style-name="P7" draw:layer="layout" svg:x1="10.323cm" svg:y1="15.137cm" svg:x2="10.516cm" svg:y2="14.67cm">
                  <text:p/>
                </draw:line>
                <draw:line draw:style-name="gr7" draw:text-style-name="P7" draw:layer="layout" svg:x1="9.858cm" svg:y1="14.67cm" svg:x2="10.517cm" svg:y2="14.67cm">
                  <text:p/>
                </draw:line>
                <draw:polygon draw:style-name="gr8" draw:text-style-name="P8" draw:layer="layout" svg:width="0.233cm" svg:height="0.659cm" draw:transform="rotate (1.5707963267949) translate (10.3232562796293cm 15.1425419129241cm)" svg:viewBox="0 0 234 660" draw:points="0,0 234,97 0,660">
                  <text:p/>
                </draw:polygon>
                <draw:polygon draw:style-name="gr9" draw:text-style-name="P9" draw:layer="layout" svg:width="0.466cm" svg:height="0.561cm" draw:transform="rotate (1.5707963267949) translate (10.4196881615849cm 15.1375419129193cm)" svg:viewBox="0 0 467 562" draw:points="467,97 234,0 0,562">
                  <text:p/>
                </draw:polygon>
                <draw:polygon draw:style-name="gr8" draw:text-style-name="P8" draw:layer="layout" svg:width="0.466cm" svg:height="0.659cm" draw:transform="rotate (1.5707963267949) translate (9.66426847591986cm 15.1375419129247cm)" svg:viewBox="0 0 467 660" draw:points="0,0 0,660 467,194">
                  <text:p/>
                </draw:polygon>
                <draw:polygon draw:style-name="gr9" draw:text-style-name="P9" draw:layer="layout" svg:width="0.466cm" svg:height="0.658cm" draw:transform="rotate (1.5707963267949) translate (9.85735190240672cm 14.6737382691551cm)" svg:viewBox="0 0 467 659" draw:points="0,0 0,659 467,193">
                  <text:p/>
                </draw:polygon>
              </draw:g>
              <draw:g>
                <draw:polygon draw:style-name="gr10" draw:text-style-name="P10" draw:layer="layout" svg:width="0.466cm" svg:height="0.658cm" draw:transform="rotate (-3.14159265358979) translate (10.983cm 16.2621111111111cm)" svg:viewBox="0 0 467 659" draw:points="0,466 467,659 467,0">
                  <text:p/>
                </draw:polygon>
                <draw:custom-shape draw:style-name="gr14" draw:text-style-name="P6" draw:layer="layout" svg:width="1.011cm" svg:height="1.015cm" draw:transform="rotate (-1.95808488781244) translate (11.002cm 15.816cm)">
                  <text:p/>
                  <draw:enhanced-geometry draw:mirror-vertical="true" draw:mirror-horizontal="true" draw:glue-point-type="segments" draw:type="mso-spt100" draw:modifiers="-90 90.2017922374422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line draw:style-name="gr7" draw:text-style-name="P7" draw:layer="layout" svg:x1="10.983cm" svg:y1="16.457cm" svg:x2="10.983cm" svg:y2="15.139cm">
                  <text:p/>
                </draw:line>
                <draw:line draw:style-name="gr7" draw:text-style-name="P7" draw:layer="layout" svg:x1="10.205cm" svg:y1="17.013cm" svg:x2="10.982cm" svg:y2="15.139cm">
                  <text:p/>
                </draw:line>
                <draw:line draw:style-name="gr7" draw:text-style-name="P7" draw:layer="layout" svg:x1="10.983cm" svg:y1="16.457cm" svg:x2="10.05cm" svg:y2="16.071cm">
                  <text:p/>
                </draw:line>
                <draw:ellipse draw:style-name="gr7" draw:text-style-name="P7" draw:layer="layout" svg:width="1.013cm" svg:height="1.008cm" draw:transform="rotate (-3.14159265358979) translate (11.024cm 16.767cm)" draw:kind="arc" draw:start-angle="337.55" draw:end-angle="157.49">
                  <text:p/>
                </draw:ellipse>
                <draw:line draw:style-name="gr7" draw:text-style-name="P7" draw:layer="layout" svg:x1="10.983cm" svg:y1="15.797cm" svg:x2="10.516cm" svg:y2="16.263cm">
                  <text:p/>
                </draw:line>
                <draw:line draw:style-name="gr7" draw:text-style-name="P7" draw:layer="layout" svg:x1="10.983cm" svg:y1="15.796cm" svg:x2="10.516cm" svg:y2="15.603cm">
                  <text:p/>
                </draw:line>
                <draw:line draw:style-name="gr7" draw:text-style-name="P7" draw:layer="layout" svg:x1="10.516cm" svg:y1="16.262cm" svg:x2="10.516cm" svg:y2="15.603cm">
                  <text:p/>
                </draw:line>
                <draw:polygon draw:style-name="gr8" draw:text-style-name="P8" draw:layer="layout" svg:width="0.233cm" svg:height="0.658cm" draw:transform="rotate (-3.14159265358979) translate (10.983cm 15.7991111111111cm)" svg:viewBox="0 0 234 659" draw:points="0,0 234,96 0,659">
                  <text:p/>
                </draw:polygon>
                <draw:polygon draw:style-name="gr9" draw:text-style-name="P9" draw:layer="layout" svg:width="0.466cm" svg:height="0.561cm" draw:transform="rotate (-3.14159265358979) translate (10.983cm 15.7021111111111cm)" svg:viewBox="0 0 467 562" draw:points="467,96 234,0 0,562">
                  <text:p/>
                </draw:polygon>
                <draw:polygon draw:style-name="gr8" draw:text-style-name="P8" draw:layer="layout" svg:width="0.466cm" svg:height="0.658cm" draw:transform="rotate (-3.14159265358979) translate (10.983cm 16.4561111111111cm)" svg:viewBox="0 0 467 659" draw:points="0,0 0,659 467,193">
                  <text:p/>
                </draw:polygon>
                <draw:polygon draw:style-name="gr9" draw:text-style-name="P9" draw:layer="layout" svg:width="0.466cm" svg:height="0.658cm" draw:transform="rotate (-3.14159265358979) translate (10.516cm 16.2621111111111cm)" svg:viewBox="0 0 467 659" draw:points="0,0 0,659 467,194">
                  <text:p/>
                </draw:polygon>
              </draw:g>
              <draw:g>
                <draw:polygon draw:style-name="gr10" draw:text-style-name="P10" draw:layer="layout" svg:width="0.466cm" svg:height="0.658cm" draw:transform="rotate (1.5707963267949) translate (9.85735190240672cm 15.6088540648682cm)" svg:viewBox="0 0 467 659" draw:points="467,465 0,659 0,0">
                  <text:p/>
                </draw:polygon>
                <draw:custom-shape draw:style-name="gr12" draw:text-style-name="P6" draw:layer="layout" svg:width="1.013cm" svg:height="1.006cm" draw:transform="rotate (-0.387288561017542) translate (9.579cm 14.781cm)">
                  <text:p/>
                  <draw:enhanced-geometry draw:mirror-vertical="true" draw:mirror-horizontal="false" draw:glue-point-type="segments" draw:type="mso-spt100" draw:modifiers="-90 90.2017922374422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line draw:style-name="gr7" draw:text-style-name="P7" draw:layer="layout" svg:x1="9.664cm" svg:y1="15.138cm" svg:x2="10.982cm" svg:y2="15.138cm">
                  <text:p/>
                </draw:line>
                <draw:line draw:style-name="gr7" draw:text-style-name="P7" draw:layer="layout" svg:x1="9.108cm" svg:y1="15.916cm" svg:x2="10.982cm" svg:y2="15.139cm">
                  <text:p/>
                </draw:line>
                <draw:line draw:style-name="gr7" draw:text-style-name="P7" draw:layer="layout" svg:x1="9.664cm" svg:y1="15.138cm" svg:x2="10.05cm" svg:y2="16.071cm">
                  <text:p/>
                </draw:line>
                <draw:circle draw:style-name="gr7" draw:text-style-name="P7" draw:layer="layout" svg:width="1.011cm" svg:height="1.011cm" draw:transform="rotate (1.5707963267949) translate (9.353cm 16.111cm)" draw:kind="arc" draw:start-angle="22.44" draw:end-angle="202.5">
                  <text:p/>
                </draw:circle>
                <draw:line draw:style-name="gr7" draw:text-style-name="P7" draw:layer="layout" svg:x1="10.324cm" svg:y1="15.138cm" svg:x2="9.858cm" svg:y2="15.605cm">
                  <text:p/>
                </draw:line>
                <draw:line draw:style-name="gr7" draw:text-style-name="P7" draw:layer="layout" svg:x1="10.323cm" svg:y1="15.138cm" svg:x2="10.516cm" svg:y2="15.605cm">
                  <text:p/>
                </draw:line>
                <draw:line draw:style-name="gr7" draw:text-style-name="P7" draw:layer="layout" svg:x1="9.858cm" svg:y1="15.603cm" svg:x2="10.517cm" svg:y2="15.603cm">
                  <text:p/>
                </draw:line>
                <draw:polygon draw:style-name="gr8" draw:text-style-name="P8" draw:layer="layout" svg:width="0.233cm" svg:height="0.659cm" draw:transform="rotate (1.5707963267949) translate (10.3232562796421cm 15.375452242954cm)" svg:viewBox="0 0 234 660" draw:points="234,0 0,97 234,660">
                  <text:p/>
                </draw:polygon>
                <draw:polygon draw:style-name="gr9" draw:text-style-name="P9" draw:layer="layout" svg:width="0.466cm" svg:height="0.561cm" draw:transform="rotate (1.5707963267949) translate (10.419688161585cm 15.608854064838cm)" svg:viewBox="0 0 467 562" draw:points="0,97 234,0 467,562">
                  <text:p/>
                </draw:polygon>
                <draw:polygon draw:style-name="gr8" draw:text-style-name="P8" draw:layer="layout" svg:width="0.466cm" svg:height="0.659cm" draw:transform="rotate (1.5707963267949) translate (9.66426847594536cm 15.6088540648442cm)" svg:viewBox="0 0 467 660" draw:points="467,0 467,660 0,194">
                  <text:p/>
                </draw:polygon>
                <draw:polygon draw:style-name="gr9" draw:text-style-name="P9" draw:layer="layout" svg:width="0.466cm" svg:height="0.658cm" draw:transform="rotate (1.5707963267949) translate (9.85735190243219cm 16.0704377257457cm)" svg:viewBox="0 0 467 659" draw:points="467,0 467,659 0,193">
                  <text:p/>
                </draw:polygon>
              </draw:g>
            </draw:g>
          </draw:g>
          <draw:custom-shape draw:style-name="gr15" draw:text-style-name="P11" draw:layer="layout" svg:width="1.32cm" svg:height="1.32cm" svg:x="10.323cm" svg:y="14.47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6" draw:text-style-name="P11" draw:layer="layout" svg:width="2.643cm" svg:height="2.64cm" svg:x="9.667cm" svg:y="13.8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48:52.630119575</meta:creation-date>
    <dc:date>2018-04-17T14:49:14.209029539</dc:date>
    <meta:editing-duration>PT22S</meta:editing-duration>
    <meta:editing-cycles>1</meta:editing-cycles>
    <meta:document-statistic meta:object-count="173"/>
    <meta:generator>LibreOffice/6.0.0.3$MacOSX_X86_64 LibreOffice_project/64a0f66915f38c6217de274f0aa8e15618924765</meta:generator>
  </office:meta>
</office:document-meta>
</file>